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6cm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97cm"/>
    </style:style>
    <style:style style:name="gr7" style:family="graphic" style:parent-style-name="standard">
      <style:graphic-properties draw:stroke="none" svg:stroke-color="#000000" draw:fill="none" draw:fill-color="#ffffff" fo:min-height="0.485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6pt" style:text-underline-style="none" style:font-size-asian="6pt" style:font-size-complex="6pt"/>
    </style:style>
    <style:style style:name="P6" style:family="paragraph"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text-underline-style="none" style:font-size-asian="6pt" style:font-size-complex="6pt"/>
    </style:style>
    <style:style style:name="T4" style:family="text"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0.59cm" svg:y1="1cm" svg:x2="20.59cm" svg:y2="14cm">
            <text:p/>
          </draw:line>
          <draw:line draw:style-name="gr1" draw:text-style-name="P1" draw:layer="layout" svg:x1="1cm" svg:y1="1cm" svg:x2="1cm" svg:y2="14cm">
            <text:p/>
          </draw:line>
          <draw:g>
            <draw:line draw:style-name="gr2" draw:text-style-name="P1" draw:layer="layout" svg:x1="1cm" svg:y1="3cm" svg:x2="20.59cm" svg:y2="3cm">
              <text:p/>
            </draw:line>
            <draw:g>
              <draw:g>
                <draw:rect draw:style-name="gr3" draw:text-style-name="P1" draw:layer="layout" svg:width="0.5cm" svg:height="1cm" svg:x="2cm" svg:y="2.5cm">
                  <text:p/>
                </draw:rect>
                <draw:line draw:style-name="gr2" draw:text-style-name="P1" draw:layer="layout" svg:x1="2cm" svg:y1="2.5cm" svg:x2="2cm" svg:y2="3.5cm">
                  <text:p/>
                </draw:line>
                <draw:line draw:style-name="gr2" draw:text-style-name="P1" draw:layer="layout" svg:x1="2.5cm" svg:y1="2.5cm" svg:x2="2.5cm" svg:y2="3.5cm">
                  <text:p/>
                </draw:line>
              </draw:g>
              <draw:frame draw:style-name="gr4" draw:text-style-name="P2" draw:layer="layout" svg:width="1.5cm" svg:height="0.735cm" svg:x="1.5cm" svg:y="2cm">
                <draw:text-box>
                  <text:p text:style-name="P1"><text:span text:style-name="T1">S1</text:span></text:p>
                </draw:text-box>
              </draw:frame>
            </draw:g>
            <draw:g>
              <draw:g>
                <draw:g>
                  <draw:rect draw:style-name="gr3" draw:text-style-name="P1" draw:layer="layout" svg:width="0.5cm" svg:height="1cm" svg:x="5.5cm" svg:y="2.5cm">
                    <text:p/>
                  </draw:rect>
                  <draw:line draw:style-name="gr2" draw:text-style-name="P1" draw:layer="layout" svg:x1="5.5cm" svg:y1="2.5cm" svg:x2="5.5cm" svg:y2="3.5cm">
                    <text:p/>
                  </draw:line>
                  <draw:line draw:style-name="gr2" draw:text-style-name="P1" draw:layer="layout" svg:x1="6cm" svg:y1="2.5cm" svg:x2="6cm" svg:y2="3.5cm">
                    <text:p/>
                  </draw:line>
                </draw:g>
                <draw:frame draw:style-name="gr4" draw:text-style-name="P2" draw:layer="layout" svg:width="1.5cm" svg:height="0.735cm" svg:x="5cm" svg:y="2cm">
                  <draw:text-box>
                    <text:p text:style-name="P1"><text:span text:style-name="T1">Delay</text:span></text:p>
                  </draw:text-box>
                </draw:frame>
              </draw:g>
              <draw:line draw:style-name="gr2" draw:text-style-name="P1" draw:layer="layout" svg:x1="5cm" svg:y1="3.5cm" svg:x2="6.5cm" svg:y2="2.5cm">
                <text:p/>
              </draw:line>
            </draw:g>
            <draw:line draw:style-name="gr2" draw:text-style-name="P1" draw:layer="layout" svg:x1="1cm" svg:y1="4.5cm" svg:x2="4cm" svg:y2="4.5cm">
              <text:p/>
            </draw:line>
            <draw:g>
              <draw:g>
                <draw:rect draw:style-name="gr3" draw:text-style-name="P1" draw:layer="layout" svg:width="0.5cm" svg:height="1cm" svg:x="2cm" svg:y="4cm">
                  <text:p/>
                </draw:rect>
                <draw:line draw:style-name="gr2" draw:text-style-name="P1" draw:layer="layout" svg:x1="2cm" svg:y1="4cm" svg:x2="2cm" svg:y2="5cm">
                  <text:p/>
                </draw:line>
                <draw:line draw:style-name="gr2" draw:text-style-name="P1" draw:layer="layout" svg:x1="2.5cm" svg:y1="4cm" svg:x2="2.5cm" svg:y2="5cm">
                  <text:p/>
                </draw:line>
              </draw:g>
              <draw:frame draw:style-name="gr4" draw:text-style-name="P2" draw:layer="layout" svg:width="1.5cm" svg:height="0.735cm" svg:x="1.5cm" svg:y="3.5cm">
                <draw:text-box>
                  <text:p text:style-name="P1"><text:span text:style-name="T1">SLatch1</text:span></text:p>
                </draw:text-box>
              </draw:frame>
            </draw:g>
            <draw:line draw:style-name="gr2" draw:text-style-name="P1" draw:layer="layout" svg:x1="4cm" svg:y1="4.5cm" svg:x2="4cm" svg:y2="3cm">
              <text:p/>
            </draw:line>
            <draw:g>
              <draw:circle draw:style-name="gr5" draw:text-style-name="P1" draw:layer="layout" svg:width="1cm" svg:height="1cm" svg:x="18cm" svg:y="2.5cm">
                <text:p/>
              </draw:circle>
              <draw:rect draw:style-name="gr3" draw:text-style-name="P1" draw:layer="layout" svg:width="0.503cm" svg:height="2cm" svg:x="18.247cm" svg:y="2cm">
                <text:p/>
              </draw:rect>
              <draw:frame draw:style-name="gr6" draw:text-style-name="P2" draw:layer="layout" svg:width="2cm" svg:height="0.5cm" svg:x="17.5cm" svg:y="2cm">
                <draw:text-box>
                  <text:p text:style-name="P1"><text:span text:style-name="T1">SLatch1</text:span></text:p>
                </draw:text-box>
              </draw:frame>
            </draw:g>
            <draw:line draw:style-name="gr2" draw:text-style-name="P1" draw:layer="layout" svg:x1="1cm" svg:y1="6cm" svg:x2="20.59cm" svg:y2="6cm">
              <text:p/>
            </draw:line>
            <draw:g>
              <draw:g>
                <draw:rect draw:style-name="gr3" draw:text-style-name="P1" draw:layer="layout" svg:width="0.5cm" svg:height="1cm" svg:x="2cm" svg:y="5.5cm">
                  <text:p/>
                </draw:rect>
                <draw:line draw:style-name="gr2" draw:text-style-name="P1" draw:layer="layout" svg:x1="2cm" svg:y1="5.5cm" svg:x2="2cm" svg:y2="6.5cm">
                  <text:p/>
                </draw:line>
                <draw:line draw:style-name="gr2" draw:text-style-name="P1" draw:layer="layout" svg:x1="2.5cm" svg:y1="5.5cm" svg:x2="2.5cm" svg:y2="6.5cm">
                  <text:p/>
                </draw:line>
              </draw:g>
              <draw:frame draw:style-name="gr4" draw:text-style-name="P2" draw:layer="layout" svg:width="1.5cm" svg:height="0.735cm" svg:x="1.5cm" svg:y="5cm">
                <draw:text-box>
                  <text:p text:style-name="P1"><text:span text:style-name="T1">S2</text:span></text:p>
                </draw:text-box>
              </draw:frame>
            </draw:g>
            <draw:g>
              <draw:g>
                <draw:g>
                  <draw:rect draw:style-name="gr3" draw:text-style-name="P1" draw:layer="layout" svg:width="0.5cm" svg:height="1cm" svg:x="5.5cm" svg:y="5.5cm">
                    <text:p/>
                  </draw:rect>
                  <draw:line draw:style-name="gr2" draw:text-style-name="P1" draw:layer="layout" svg:x1="5.5cm" svg:y1="5.5cm" svg:x2="5.5cm" svg:y2="6.5cm">
                    <text:p/>
                  </draw:line>
                  <draw:line draw:style-name="gr2" draw:text-style-name="P1" draw:layer="layout" svg:x1="6cm" svg:y1="5.5cm" svg:x2="6cm" svg:y2="6.5cm">
                    <text:p/>
                  </draw:line>
                </draw:g>
                <draw:frame draw:style-name="gr4" draw:text-style-name="P2" draw:layer="layout" svg:width="1.5cm" svg:height="0.735cm" svg:x="5cm" svg:y="5cm">
                  <draw:text-box>
                    <text:p text:style-name="P1"><text:span text:style-name="T1">Delay</text:span></text:p>
                  </draw:text-box>
                </draw:frame>
              </draw:g>
              <draw:line draw:style-name="gr2" draw:text-style-name="P1" draw:layer="layout" svg:x1="5cm" svg:y1="6.5cm" svg:x2="6.5cm" svg:y2="5.5cm">
                <text:p/>
              </draw:line>
            </draw:g>
            <draw:line draw:style-name="gr2" draw:text-style-name="P1" draw:layer="layout" svg:x1="1cm" svg:y1="7.5cm" svg:x2="4cm" svg:y2="7.5cm">
              <text:p/>
            </draw:line>
            <draw:g>
              <draw:g>
                <draw:rect draw:style-name="gr3" draw:text-style-name="P1" draw:layer="layout" svg:width="0.5cm" svg:height="1cm" svg:x="2cm" svg:y="7cm">
                  <text:p/>
                </draw:rect>
                <draw:line draw:style-name="gr2" draw:text-style-name="P1" draw:layer="layout" svg:x1="2cm" svg:y1="7cm" svg:x2="2cm" svg:y2="8cm">
                  <text:p/>
                </draw:line>
                <draw:line draw:style-name="gr2" draw:text-style-name="P1" draw:layer="layout" svg:x1="2.5cm" svg:y1="7cm" svg:x2="2.5cm" svg:y2="8cm">
                  <text:p/>
                </draw:line>
              </draw:g>
              <draw:frame draw:style-name="gr4" draw:text-style-name="P2" draw:layer="layout" svg:width="1.5cm" svg:height="0.735cm" svg:x="1.5cm" svg:y="6.5cm">
                <draw:text-box>
                  <text:p text:style-name="P1"><text:span text:style-name="T1">SLatch2</text:span></text:p>
                </draw:text-box>
              </draw:frame>
            </draw:g>
            <draw:line draw:style-name="gr2" draw:text-style-name="P1" draw:layer="layout" svg:x1="4cm" svg:y1="7.5cm" svg:x2="4cm" svg:y2="6cm">
              <text:p/>
            </draw:line>
            <draw:g>
              <draw:circle draw:style-name="gr5" draw:text-style-name="P1" draw:layer="layout" svg:width="1cm" svg:height="1cm" svg:x="18cm" svg:y="5.5cm">
                <text:p/>
              </draw:circle>
              <draw:rect draw:style-name="gr3" draw:text-style-name="P1" draw:layer="layout" svg:width="0.503cm" svg:height="2cm" svg:x="18.247cm" svg:y="5cm">
                <text:p/>
              </draw:rect>
              <draw:frame draw:style-name="gr6" draw:text-style-name="P2" draw:layer="layout" svg:width="2cm" svg:height="0.5cm" svg:x="17.5cm" svg:y="5cm">
                <draw:text-box>
                  <text:p text:style-name="P1"><text:span text:style-name="T1">SLatch2</text:span></text:p>
                </draw:text-box>
              </draw:frame>
            </draw:g>
            <draw:line draw:style-name="gr2" draw:text-style-name="P1" draw:layer="layout" svg:x1="1cm" svg:y1="9cm" svg:x2="20.59cm" svg:y2="9cm">
              <text:p/>
            </draw:line>
            <draw:g>
              <draw:g>
                <draw:rect draw:style-name="gr3" draw:text-style-name="P1" draw:layer="layout" svg:width="0.5cm" svg:height="1cm" svg:x="2cm" svg:y="8.5cm">
                  <text:p/>
                </draw:rect>
                <draw:line draw:style-name="gr2" draw:text-style-name="P1" draw:layer="layout" svg:x1="2cm" svg:y1="8.5cm" svg:x2="2cm" svg:y2="9.5cm">
                  <text:p/>
                </draw:line>
                <draw:line draw:style-name="gr2" draw:text-style-name="P1" draw:layer="layout" svg:x1="2.5cm" svg:y1="8.5cm" svg:x2="2.5cm" svg:y2="9.5cm">
                  <text:p/>
                </draw:line>
              </draw:g>
              <draw:frame draw:style-name="gr4" draw:text-style-name="P2" draw:layer="layout" svg:width="1.5cm" svg:height="0.735cm" svg:x="1.5cm" svg:y="8cm">
                <draw:text-box>
                  <text:p text:style-name="P1"><text:span text:style-name="T1">S3</text:span></text:p>
                </draw:text-box>
              </draw:frame>
            </draw:g>
            <draw:g>
              <draw:g>
                <draw:g>
                  <draw:rect draw:style-name="gr3" draw:text-style-name="P1" draw:layer="layout" svg:width="0.5cm" svg:height="1cm" svg:x="5.5cm" svg:y="8.5cm">
                    <text:p/>
                  </draw:rect>
                  <draw:line draw:style-name="gr2" draw:text-style-name="P1" draw:layer="layout" svg:x1="5.5cm" svg:y1="8.5cm" svg:x2="5.5cm" svg:y2="9.5cm">
                    <text:p/>
                  </draw:line>
                  <draw:line draw:style-name="gr2" draw:text-style-name="P1" draw:layer="layout" svg:x1="6cm" svg:y1="8.5cm" svg:x2="6cm" svg:y2="9.5cm">
                    <text:p/>
                  </draw:line>
                </draw:g>
                <draw:frame draw:style-name="gr4" draw:text-style-name="P2" draw:layer="layout" svg:width="1.5cm" svg:height="0.735cm" svg:x="5cm" svg:y="8cm">
                  <draw:text-box>
                    <text:p text:style-name="P1"><text:span text:style-name="T1">Delay</text:span></text:p>
                  </draw:text-box>
                </draw:frame>
              </draw:g>
              <draw:line draw:style-name="gr2" draw:text-style-name="P1" draw:layer="layout" svg:x1="5cm" svg:y1="9.5cm" svg:x2="6.5cm" svg:y2="8.5cm">
                <text:p/>
              </draw:line>
            </draw:g>
            <draw:line draw:style-name="gr2" draw:text-style-name="P1" draw:layer="layout" svg:x1="1cm" svg:y1="10.5cm" svg:x2="4cm" svg:y2="10.5cm">
              <text:p/>
            </draw:line>
            <draw:g>
              <draw:g>
                <draw:rect draw:style-name="gr3" draw:text-style-name="P1" draw:layer="layout" svg:width="0.5cm" svg:height="1cm" svg:x="2cm" svg:y="10cm">
                  <text:p/>
                </draw:rect>
                <draw:line draw:style-name="gr2" draw:text-style-name="P1" draw:layer="layout" svg:x1="2cm" svg:y1="10cm" svg:x2="2cm" svg:y2="11cm">
                  <text:p/>
                </draw:line>
                <draw:line draw:style-name="gr2" draw:text-style-name="P1" draw:layer="layout" svg:x1="2.5cm" svg:y1="10cm" svg:x2="2.5cm" svg:y2="11cm">
                  <text:p/>
                </draw:line>
              </draw:g>
              <draw:frame draw:style-name="gr4" draw:text-style-name="P2" draw:layer="layout" svg:width="1.5cm" svg:height="0.735cm" svg:x="1.5cm" svg:y="9.5cm">
                <draw:text-box>
                  <text:p text:style-name="P1"><text:span text:style-name="T1">SLatch3</text:span></text:p>
                </draw:text-box>
              </draw:frame>
            </draw:g>
            <draw:line draw:style-name="gr2" draw:text-style-name="P1" draw:layer="layout" svg:x1="4cm" svg:y1="10.5cm" svg:x2="4cm" svg:y2="9cm">
              <text:p/>
            </draw:line>
            <draw:g>
              <draw:circle draw:style-name="gr5" draw:text-style-name="P1" draw:layer="layout" svg:width="1cm" svg:height="1cm" svg:x="18cm" svg:y="8.5cm">
                <text:p/>
              </draw:circle>
              <draw:rect draw:style-name="gr3" draw:text-style-name="P1" draw:layer="layout" svg:width="0.503cm" svg:height="2cm" svg:x="18.247cm" svg:y="8cm">
                <text:p/>
              </draw:rect>
              <draw:frame draw:style-name="gr6" draw:text-style-name="P2" draw:layer="layout" svg:width="2cm" svg:height="0.5cm" svg:x="17.5cm" svg:y="8cm">
                <draw:text-box>
                  <text:p text:style-name="P1"><text:span text:style-name="T1">SLatch3</text:span></text:p>
                </draw:text-box>
              </draw:frame>
            </draw:g>
            <draw:line draw:style-name="gr2" draw:text-style-name="P1" draw:layer="layout" svg:x1="1cm" svg:y1="12cm" svg:x2="20.59cm" svg:y2="12cm">
              <text:p/>
            </draw:line>
            <draw:g>
              <draw:g>
                <draw:rect draw:style-name="gr3" draw:text-style-name="P1" draw:layer="layout" svg:width="0.5cm" svg:height="1cm" svg:x="2cm" svg:y="11.5cm">
                  <text:p/>
                </draw:rect>
                <draw:line draw:style-name="gr2" draw:text-style-name="P1" draw:layer="layout" svg:x1="2cm" svg:y1="11.5cm" svg:x2="2cm" svg:y2="12.5cm">
                  <text:p/>
                </draw:line>
                <draw:line draw:style-name="gr2" draw:text-style-name="P1" draw:layer="layout" svg:x1="2.5cm" svg:y1="11.5cm" svg:x2="2.5cm" svg:y2="12.5cm">
                  <text:p/>
                </draw:line>
              </draw:g>
              <draw:frame draw:style-name="gr4" draw:text-style-name="P2" draw:layer="layout" svg:width="1.5cm" svg:height="0.735cm" svg:x="1.5cm" svg:y="11cm">
                <draw:text-box>
                  <text:p text:style-name="P1"><text:span text:style-name="T1">S4</text:span></text:p>
                </draw:text-box>
              </draw:frame>
            </draw:g>
            <draw:g>
              <draw:g>
                <draw:g>
                  <draw:rect draw:style-name="gr3" draw:text-style-name="P1" draw:layer="layout" svg:width="0.5cm" svg:height="1cm" svg:x="5.5cm" svg:y="11.5cm">
                    <text:p/>
                  </draw:rect>
                  <draw:line draw:style-name="gr2" draw:text-style-name="P1" draw:layer="layout" svg:x1="5.5cm" svg:y1="11.5cm" svg:x2="5.5cm" svg:y2="12.5cm">
                    <text:p/>
                  </draw:line>
                  <draw:line draw:style-name="gr2" draw:text-style-name="P1" draw:layer="layout" svg:x1="6cm" svg:y1="11.5cm" svg:x2="6cm" svg:y2="12.5cm">
                    <text:p/>
                  </draw:line>
                </draw:g>
                <draw:frame draw:style-name="gr4" draw:text-style-name="P2" draw:layer="layout" svg:width="1.5cm" svg:height="0.735cm" svg:x="5cm" svg:y="11cm">
                  <draw:text-box>
                    <text:p text:style-name="P1"><text:span text:style-name="T1">Delay</text:span></text:p>
                  </draw:text-box>
                </draw:frame>
              </draw:g>
              <draw:line draw:style-name="gr2" draw:text-style-name="P1" draw:layer="layout" svg:x1="5cm" svg:y1="12.5cm" svg:x2="6.5cm" svg:y2="11.5cm">
                <text:p/>
              </draw:line>
            </draw:g>
            <draw:line draw:style-name="gr2" draw:text-style-name="P1" draw:layer="layout" svg:x1="1cm" svg:y1="13.5cm" svg:x2="4cm" svg:y2="13.5cm">
              <text:p/>
            </draw:line>
            <draw:g>
              <draw:g>
                <draw:rect draw:style-name="gr3" draw:text-style-name="P1" draw:layer="layout" svg:width="0.5cm" svg:height="1cm" svg:x="2cm" svg:y="13cm">
                  <text:p/>
                </draw:rect>
                <draw:line draw:style-name="gr2" draw:text-style-name="P1" draw:layer="layout" svg:x1="2cm" svg:y1="13cm" svg:x2="2cm" svg:y2="14cm">
                  <text:p/>
                </draw:line>
                <draw:line draw:style-name="gr2" draw:text-style-name="P1" draw:layer="layout" svg:x1="2.5cm" svg:y1="13cm" svg:x2="2.5cm" svg:y2="14cm">
                  <text:p/>
                </draw:line>
              </draw:g>
              <draw:frame draw:style-name="gr4" draw:text-style-name="P2" draw:layer="layout" svg:width="1.5cm" svg:height="0.735cm" svg:x="1.5cm" svg:y="12.5cm">
                <draw:text-box>
                  <text:p text:style-name="P1"><text:span text:style-name="T1">SLatch4</text:span></text:p>
                </draw:text-box>
              </draw:frame>
            </draw:g>
            <draw:line draw:style-name="gr2" draw:text-style-name="P1" draw:layer="layout" svg:x1="4cm" svg:y1="13.5cm" svg:x2="4cm" svg:y2="12cm">
              <text:p/>
            </draw:line>
            <draw:g>
              <draw:circle draw:style-name="gr5" draw:text-style-name="P1" draw:layer="layout" svg:width="1cm" svg:height="1cm" svg:x="18cm" svg:y="11.5cm">
                <text:p/>
              </draw:circle>
              <draw:rect draw:style-name="gr3" draw:text-style-name="P1" draw:layer="layout" svg:width="0.503cm" svg:height="2cm" svg:x="18.247cm" svg:y="11cm">
                <text:p/>
              </draw:rect>
              <draw:frame draw:style-name="gr6" draw:text-style-name="P2" draw:layer="layout" svg:width="2cm" svg:height="0.5cm" svg:x="17.5cm" svg:y="11cm">
                <draw:text-box>
                  <text:p text:style-name="P1"><text:span text:style-name="T1">SLatch4</text:span></text:p>
                </draw:text-box>
              </draw:frame>
            </draw:g>
          </draw:g>
        </draw:g>
        <draw:g>
          <draw:g>
            <draw:line draw:style-name="gr2" draw:text-style-name="P1" draw:layer="layout" svg:x1="1cm" svg:y1="15.441cm" svg:x2="20.59cm" svg:y2="15.441cm">
              <text:p/>
            </draw:line>
            <draw:g>
              <draw:g>
                <draw:rect draw:style-name="gr3" draw:text-style-name="P1" draw:layer="layout" svg:width="0.5cm" svg:height="1cm" svg:x="2cm" svg:y="14.941cm">
                  <text:p/>
                </draw:rect>
                <draw:line draw:style-name="gr2" draw:text-style-name="P1" draw:layer="layout" svg:x1="2cm" svg:y1="14.941cm" svg:x2="2cm" svg:y2="15.941cm">
                  <text:p/>
                </draw:line>
                <draw:line draw:style-name="gr2" draw:text-style-name="P1" draw:layer="layout" svg:x1="2.5cm" svg:y1="14.941cm" svg:x2="2.5cm" svg:y2="15.941cm">
                  <text:p/>
                </draw:line>
              </draw:g>
              <draw:frame draw:style-name="gr7" draw:text-style-name="P3" draw:layer="layout" svg:width="1.5cm" svg:height="0.735cm" svg:x="1.5cm" svg:y="14.441cm">
                <draw:text-box>
                  <text:p text:style-name="P1"><text:span text:style-name="T1">SLatch1</text:span></text:p>
                </draw:text-box>
              </draw:frame>
            </draw:g>
            <draw:g>
              <draw:g>
                <draw:g>
                  <draw:rect draw:style-name="gr3" draw:text-style-name="P1" draw:layer="layout" svg:width="0.5cm" svg:height="1cm" svg:x="5.5cm" svg:y="14.941cm">
                    <text:p/>
                  </draw:rect>
                  <draw:line draw:style-name="gr2" draw:text-style-name="P1" draw:layer="layout" svg:x1="5.5cm" svg:y1="14.941cm" svg:x2="5.5cm" svg:y2="15.941cm">
                    <text:p/>
                  </draw:line>
                  <draw:line draw:style-name="gr2" draw:text-style-name="P1" draw:layer="layout" svg:x1="6cm" svg:y1="14.941cm" svg:x2="6cm" svg:y2="15.941cm">
                    <text:p/>
                  </draw:line>
                </draw:g>
                <draw:frame draw:style-name="gr7" draw:text-style-name="P3" draw:layer="layout" svg:width="1.5cm" svg:height="0.735cm" svg:x="5cm" svg:y="14.441cm">
                  <draw:text-box>
                    <text:p text:style-name="P1"><text:span text:style-name="T1">BreakS2</text:span></text:p>
                  </draw:text-box>
                </draw:frame>
              </draw:g>
              <draw:line draw:style-name="gr2" draw:text-style-name="P1" draw:layer="layout" svg:x1="5cm" svg:y1="15.941cm" svg:x2="6.5cm" svg:y2="14.941cm">
                <text:p/>
              </draw:line>
            </draw:g>
            <draw:line draw:style-name="gr2" draw:text-style-name="P1" draw:layer="layout" svg:x1="1cm" svg:y1="16.941cm" svg:x2="4cm" svg:y2="16.941cm">
              <text:p/>
            </draw:line>
            <draw:g>
              <draw:g>
                <draw:rect draw:style-name="gr3" draw:text-style-name="P1" draw:layer="layout" svg:width="0.5cm" svg:height="1cm" svg:x="2cm" svg:y="16.441cm">
                  <text:p/>
                </draw:rect>
                <draw:line draw:style-name="gr2" draw:text-style-name="P1" draw:layer="layout" svg:x1="2cm" svg:y1="16.441cm" svg:x2="2cm" svg:y2="17.441cm">
                  <text:p/>
                </draw:line>
                <draw:line draw:style-name="gr2" draw:text-style-name="P1" draw:layer="layout" svg:x1="2.5cm" svg:y1="16.441cm" svg:x2="2.5cm" svg:y2="17.441cm">
                  <text:p/>
                </draw:line>
              </draw:g>
              <draw:frame draw:style-name="gr7" draw:text-style-name="P3" draw:layer="layout" svg:width="1.5cm" svg:height="0.735cm" svg:x="1.5cm" svg:y="15.941cm">
                <draw:text-box>
                  <text:p text:style-name="P1"><text:span text:style-name="T1">NextS2</text:span></text:p>
                </draw:text-box>
              </draw:frame>
            </draw:g>
            <draw:line draw:style-name="gr2" draw:text-style-name="P1" draw:layer="layout" svg:x1="4cm" svg:y1="16.941cm" svg:x2="4cm" svg:y2="15.441cm">
              <text:p/>
            </draw:line>
            <draw:g>
              <draw:circle draw:style-name="gr5" draw:text-style-name="P1" draw:layer="layout" svg:width="1cm" svg:height="1cm" svg:x="18cm" svg:y="14.941cm">
                <text:p/>
              </draw:circle>
              <draw:rect draw:style-name="gr3" draw:text-style-name="P1" draw:layer="layout" svg:width="0.503cm" svg:height="2cm" svg:x="18.247cm" svg:y="14.441cm">
                <text:p/>
              </draw:rect>
              <draw:frame draw:style-name="gr8" draw:text-style-name="P3" draw:layer="layout" svg:width="2cm" svg:height="0.5cm" svg:x="17.5cm" svg:y="14.441cm">
                <draw:text-box>
                  <text:p text:style-name="P1"><text:span text:style-name="T1">NextS2</text:span></text:p>
                </draw:text-box>
              </draw:frame>
            </draw:g>
            <draw:line draw:style-name="gr2" draw:text-style-name="P1" draw:layer="layout" svg:x1="1cm" svg:y1="18.441cm" svg:x2="20.59cm" svg:y2="18.441cm">
              <text:p/>
            </draw:line>
            <draw:g>
              <draw:g>
                <draw:rect draw:style-name="gr3" draw:text-style-name="P1" draw:layer="layout" svg:width="0.5cm" svg:height="1cm" svg:x="2cm" svg:y="17.941cm">
                  <text:p/>
                </draw:rect>
                <draw:line draw:style-name="gr2" draw:text-style-name="P1" draw:layer="layout" svg:x1="2cm" svg:y1="17.941cm" svg:x2="2cm" svg:y2="18.941cm">
                  <text:p/>
                </draw:line>
                <draw:line draw:style-name="gr2" draw:text-style-name="P1" draw:layer="layout" svg:x1="2.5cm" svg:y1="17.941cm" svg:x2="2.5cm" svg:y2="18.941cm">
                  <text:p/>
                </draw:line>
              </draw:g>
              <draw:frame draw:style-name="gr7" draw:text-style-name="P3" draw:layer="layout" svg:width="1.5cm" svg:height="0.735cm" svg:x="1.5cm" svg:y="17.441cm">
                <draw:text-box>
                  <text:p text:style-name="P1"><text:span text:style-name="T1">SLatch2</text:span></text:p>
                </draw:text-box>
              </draw:frame>
            </draw:g>
            <draw:g>
              <draw:g>
                <draw:g>
                  <draw:rect draw:style-name="gr3" draw:text-style-name="P1" draw:layer="layout" svg:width="0.5cm" svg:height="1cm" svg:x="5.5cm" svg:y="17.941cm">
                    <text:p/>
                  </draw:rect>
                  <draw:line draw:style-name="gr2" draw:text-style-name="P1" draw:layer="layout" svg:x1="5.5cm" svg:y1="17.941cm" svg:x2="5.5cm" svg:y2="18.941cm">
                    <text:p/>
                  </draw:line>
                  <draw:line draw:style-name="gr2" draw:text-style-name="P1" draw:layer="layout" svg:x1="6cm" svg:y1="17.941cm" svg:x2="6cm" svg:y2="18.941cm">
                    <text:p/>
                  </draw:line>
                </draw:g>
                <draw:frame draw:style-name="gr7" draw:text-style-name="P3" draw:layer="layout" svg:width="1.5cm" svg:height="0.735cm" svg:x="5cm" svg:y="17.441cm">
                  <draw:text-box>
                    <text:p text:style-name="P1"><text:span text:style-name="T1">BreakS3</text:span></text:p>
                  </draw:text-box>
                </draw:frame>
              </draw:g>
              <draw:line draw:style-name="gr2" draw:text-style-name="P1" draw:layer="layout" svg:x1="5cm" svg:y1="18.941cm" svg:x2="6.5cm" svg:y2="17.941cm">
                <text:p/>
              </draw:line>
            </draw:g>
            <draw:line draw:style-name="gr2" draw:text-style-name="P1" draw:layer="layout" svg:x1="1cm" svg:y1="19.941cm" svg:x2="4cm" svg:y2="19.941cm">
              <text:p/>
            </draw:line>
            <draw:g>
              <draw:g>
                <draw:rect draw:style-name="gr3" draw:text-style-name="P1" draw:layer="layout" svg:width="0.5cm" svg:height="1cm" svg:x="2cm" svg:y="19.441cm">
                  <text:p/>
                </draw:rect>
                <draw:line draw:style-name="gr2" draw:text-style-name="P1" draw:layer="layout" svg:x1="2cm" svg:y1="19.441cm" svg:x2="2cm" svg:y2="20.441cm">
                  <text:p/>
                </draw:line>
                <draw:line draw:style-name="gr2" draw:text-style-name="P1" draw:layer="layout" svg:x1="2.5cm" svg:y1="19.441cm" svg:x2="2.5cm" svg:y2="20.441cm">
                  <text:p/>
                </draw:line>
              </draw:g>
              <draw:frame draw:style-name="gr7" draw:text-style-name="P3" draw:layer="layout" svg:width="1.5cm" svg:height="0.735cm" svg:x="1.5cm" svg:y="18.941cm">
                <draw:text-box>
                  <text:p text:style-name="P1"><text:span text:style-name="T1">NextS3</text:span></text:p>
                </draw:text-box>
              </draw:frame>
            </draw:g>
            <draw:line draw:style-name="gr2" draw:text-style-name="P1" draw:layer="layout" svg:x1="4cm" svg:y1="19.941cm" svg:x2="4cm" svg:y2="18.441cm">
              <text:p/>
            </draw:line>
            <draw:g>
              <draw:circle draw:style-name="gr5" draw:text-style-name="P1" draw:layer="layout" svg:width="1cm" svg:height="1cm" svg:x="18cm" svg:y="17.941cm">
                <text:p/>
              </draw:circle>
              <draw:rect draw:style-name="gr3" draw:text-style-name="P1" draw:layer="layout" svg:width="0.503cm" svg:height="2cm" svg:x="18.247cm" svg:y="17.441cm">
                <text:p/>
              </draw:rect>
              <draw:frame draw:style-name="gr8" draw:text-style-name="P3" draw:layer="layout" svg:width="2cm" svg:height="0.5cm" svg:x="17.5cm" svg:y="17.441cm">
                <draw:text-box>
                  <text:p text:style-name="P1"><text:span text:style-name="T1">NextS3</text:span></text:p>
                </draw:text-box>
              </draw:frame>
            </draw:g>
            <draw:line draw:style-name="gr2" draw:text-style-name="P1" draw:layer="layout" svg:x1="1cm" svg:y1="21.441cm" svg:x2="20.59cm" svg:y2="21.441cm">
              <text:p/>
            </draw:line>
            <draw:g>
              <draw:g>
                <draw:rect draw:style-name="gr3" draw:text-style-name="P1" draw:layer="layout" svg:width="0.5cm" svg:height="1cm" svg:x="2cm" svg:y="20.941cm">
                  <text:p/>
                </draw:rect>
                <draw:line draw:style-name="gr2" draw:text-style-name="P1" draw:layer="layout" svg:x1="2cm" svg:y1="20.941cm" svg:x2="2cm" svg:y2="21.941cm">
                  <text:p/>
                </draw:line>
                <draw:line draw:style-name="gr2" draw:text-style-name="P1" draw:layer="layout" svg:x1="2.5cm" svg:y1="20.941cm" svg:x2="2.5cm" svg:y2="21.941cm">
                  <text:p/>
                </draw:line>
              </draw:g>
              <draw:frame draw:style-name="gr7" draw:text-style-name="P3" draw:layer="layout" svg:width="1.5cm" svg:height="0.735cm" svg:x="1.5cm" svg:y="20.441cm">
                <draw:text-box>
                  <text:p text:style-name="P1"><text:span text:style-name="T1">SLatch3</text:span></text:p>
                </draw:text-box>
              </draw:frame>
            </draw:g>
            <draw:g>
              <draw:g>
                <draw:g>
                  <draw:rect draw:style-name="gr3" draw:text-style-name="P1" draw:layer="layout" svg:width="0.5cm" svg:height="1cm" svg:x="5.5cm" svg:y="20.941cm">
                    <text:p/>
                  </draw:rect>
                  <draw:line draw:style-name="gr2" draw:text-style-name="P1" draw:layer="layout" svg:x1="5.5cm" svg:y1="20.941cm" svg:x2="5.5cm" svg:y2="21.941cm">
                    <text:p/>
                  </draw:line>
                  <draw:line draw:style-name="gr2" draw:text-style-name="P1" draw:layer="layout" svg:x1="6cm" svg:y1="20.941cm" svg:x2="6cm" svg:y2="21.941cm">
                    <text:p/>
                  </draw:line>
                </draw:g>
                <draw:frame draw:style-name="gr7" draw:text-style-name="P3" draw:layer="layout" svg:width="1.5cm" svg:height="0.735cm" svg:x="5cm" svg:y="20.441cm">
                  <draw:text-box>
                    <text:p text:style-name="P1"><text:span text:style-name="T1">BreakS4</text:span></text:p>
                  </draw:text-box>
                </draw:frame>
              </draw:g>
              <draw:line draw:style-name="gr2" draw:text-style-name="P1" draw:layer="layout" svg:x1="5cm" svg:y1="21.941cm" svg:x2="6.5cm" svg:y2="20.941cm">
                <text:p/>
              </draw:line>
            </draw:g>
            <draw:line draw:style-name="gr2" draw:text-style-name="P1" draw:layer="layout" svg:x1="1cm" svg:y1="22.941cm" svg:x2="4cm" svg:y2="22.941cm">
              <text:p/>
            </draw:line>
            <draw:g>
              <draw:g>
                <draw:rect draw:style-name="gr3" draw:text-style-name="P1" draw:layer="layout" svg:width="0.5cm" svg:height="1cm" svg:x="2cm" svg:y="22.441cm">
                  <text:p/>
                </draw:rect>
                <draw:line draw:style-name="gr2" draw:text-style-name="P1" draw:layer="layout" svg:x1="2cm" svg:y1="22.441cm" svg:x2="2cm" svg:y2="23.441cm">
                  <text:p/>
                </draw:line>
                <draw:line draw:style-name="gr2" draw:text-style-name="P1" draw:layer="layout" svg:x1="2.5cm" svg:y1="22.441cm" svg:x2="2.5cm" svg:y2="23.441cm">
                  <text:p/>
                </draw:line>
              </draw:g>
              <draw:frame draw:style-name="gr7" draw:text-style-name="P3" draw:layer="layout" svg:width="1.5cm" svg:height="0.735cm" svg:x="1.5cm" svg:y="21.941cm">
                <draw:text-box>
                  <text:p text:style-name="P1"><text:span text:style-name="T1">NextS4</text:span></text:p>
                </draw:text-box>
              </draw:frame>
            </draw:g>
            <draw:line draw:style-name="gr2" draw:text-style-name="P1" draw:layer="layout" svg:x1="4cm" svg:y1="22.941cm" svg:x2="4cm" svg:y2="21.441cm">
              <text:p/>
            </draw:line>
            <draw:g>
              <draw:circle draw:style-name="gr5" draw:text-style-name="P1" draw:layer="layout" svg:width="1cm" svg:height="1cm" svg:x="18cm" svg:y="20.941cm">
                <text:p/>
              </draw:circle>
              <draw:rect draw:style-name="gr3" draw:text-style-name="P1" draw:layer="layout" svg:width="0.503cm" svg:height="2cm" svg:x="18.247cm" svg:y="20.441cm">
                <text:p/>
              </draw:rect>
              <draw:frame draw:style-name="gr8" draw:text-style-name="P3" draw:layer="layout" svg:width="2cm" svg:height="0.5cm" svg:x="17.5cm" svg:y="20.441cm">
                <draw:text-box>
                  <text:p text:style-name="P1"><text:span text:style-name="T1">NextS4</text:span></text:p>
                </draw:text-box>
              </draw:frame>
            </draw:g>
            <draw:line draw:style-name="gr2" draw:text-style-name="P1" draw:layer="layout" svg:x1="1cm" svg:y1="24.441cm" svg:x2="20.59cm" svg:y2="24.441cm">
              <text:p/>
            </draw:line>
            <draw:g>
              <draw:g>
                <draw:rect draw:style-name="gr3" draw:text-style-name="P1" draw:layer="layout" svg:width="0.5cm" svg:height="1cm" svg:x="2cm" svg:y="23.941cm">
                  <text:p/>
                </draw:rect>
                <draw:line draw:style-name="gr2" draw:text-style-name="P1" draw:layer="layout" svg:x1="2cm" svg:y1="23.941cm" svg:x2="2cm" svg:y2="24.941cm">
                  <text:p/>
                </draw:line>
                <draw:line draw:style-name="gr2" draw:text-style-name="P1" draw:layer="layout" svg:x1="2.5cm" svg:y1="23.941cm" svg:x2="2.5cm" svg:y2="24.941cm">
                  <text:p/>
                </draw:line>
              </draw:g>
              <draw:frame draw:style-name="gr7" draw:text-style-name="P3" draw:layer="layout" svg:width="1.5cm" svg:height="0.735cm" svg:x="1.5cm" svg:y="23.441cm">
                <draw:text-box>
                  <text:p text:style-name="P1"><text:span text:style-name="T1">SLatch4</text:span></text:p>
                </draw:text-box>
              </draw:frame>
            </draw:g>
            <draw:g>
              <draw:g>
                <draw:g>
                  <draw:rect draw:style-name="gr3" draw:text-style-name="P1" draw:layer="layout" svg:width="0.5cm" svg:height="1cm" svg:x="5.5cm" svg:y="23.941cm">
                    <text:p/>
                  </draw:rect>
                  <draw:line draw:style-name="gr2" draw:text-style-name="P1" draw:layer="layout" svg:x1="5.5cm" svg:y1="23.941cm" svg:x2="5.5cm" svg:y2="24.941cm">
                    <text:p/>
                  </draw:line>
                  <draw:line draw:style-name="gr2" draw:text-style-name="P1" draw:layer="layout" svg:x1="6cm" svg:y1="23.941cm" svg:x2="6cm" svg:y2="24.941cm">
                    <text:p/>
                  </draw:line>
                </draw:g>
                <draw:frame draw:style-name="gr7" draw:text-style-name="P3" draw:layer="layout" svg:width="1.5cm" svg:height="0.735cm" svg:x="5cm" svg:y="23.441cm">
                  <draw:text-box>
                    <text:p text:style-name="P1"><text:span text:style-name="T1">BreakS1</text:span></text:p>
                  </draw:text-box>
                </draw:frame>
              </draw:g>
              <draw:line draw:style-name="gr2" draw:text-style-name="P1" draw:layer="layout" svg:x1="5cm" svg:y1="24.941cm" svg:x2="6.5cm" svg:y2="23.941cm">
                <text:p/>
              </draw:line>
            </draw:g>
            <draw:line draw:style-name="gr2" draw:text-style-name="P1" draw:layer="layout" svg:x1="1cm" svg:y1="25.941cm" svg:x2="4cm" svg:y2="25.941cm">
              <text:p/>
            </draw:line>
            <draw:g>
              <draw:g>
                <draw:rect draw:style-name="gr3" draw:text-style-name="P1" draw:layer="layout" svg:width="0.5cm" svg:height="1cm" svg:x="2cm" svg:y="25.441cm">
                  <text:p/>
                </draw:rect>
                <draw:line draw:style-name="gr2" draw:text-style-name="P1" draw:layer="layout" svg:x1="2cm" svg:y1="25.441cm" svg:x2="2cm" svg:y2="26.441cm">
                  <text:p/>
                </draw:line>
                <draw:line draw:style-name="gr2" draw:text-style-name="P1" draw:layer="layout" svg:x1="2.5cm" svg:y1="25.441cm" svg:x2="2.5cm" svg:y2="26.441cm">
                  <text:p/>
                </draw:line>
              </draw:g>
              <draw:frame draw:style-name="gr7" draw:text-style-name="P3" draw:layer="layout" svg:width="1.5cm" svg:height="0.735cm" svg:x="1.5cm" svg:y="24.941cm">
                <draw:text-box>
                  <text:p text:style-name="P1"><text:span text:style-name="T1">NextS1</text:span></text:p>
                </draw:text-box>
              </draw:frame>
            </draw:g>
            <draw:line draw:style-name="gr2" draw:text-style-name="P1" draw:layer="layout" svg:x1="4cm" svg:y1="25.941cm" svg:x2="4cm" svg:y2="24.441cm">
              <text:p/>
            </draw:line>
            <draw:g>
              <draw:circle draw:style-name="gr5" draw:text-style-name="P1" draw:layer="layout" svg:width="1cm" svg:height="1cm" svg:x="18cm" svg:y="23.941cm">
                <text:p/>
              </draw:circle>
              <draw:rect draw:style-name="gr3" draw:text-style-name="P1" draw:layer="layout" svg:width="0.503cm" svg:height="2cm" svg:x="18.247cm" svg:y="23.441cm">
                <text:p/>
              </draw:rect>
              <draw:frame draw:style-name="gr8" draw:text-style-name="P3" draw:layer="layout" svg:width="2cm" svg:height="0.5cm" svg:x="17.5cm" svg:y="23.441cm">
                <draw:text-box>
                  <text:p text:style-name="P1"><text:span text:style-name="T1">NextS1</text:span></text:p>
                </draw:text-box>
              </draw:frame>
            </draw:g>
          </draw:g>
          <draw:line draw:style-name="gr1" draw:text-style-name="P1" draw:layer="layout" svg:x1="1cm" svg:y1="14cm" svg:x2="1cm" svg:y2="26.941cm">
            <text:p/>
          </draw:line>
          <draw:line draw:style-name="gr1" draw:text-style-name="P1" draw:layer="layout" svg:x1="20.59cm" svg:y1="14cm" svg:x2="20.59cm" svg:y2="26.941cm">
            <text:p/>
          </draw:line>
        </draw:g>
        <draw:g>
          <draw:line draw:style-name="gr2" draw:text-style-name="P1" draw:layer="layout" svg:x1="1cm" svg:y1="27.867cm" svg:x2="20.59cm" svg:y2="27.867cm">
            <text:p/>
          </draw:line>
          <draw:g>
            <draw:g>
              <draw:rect draw:style-name="gr3" draw:text-style-name="P1" draw:layer="layout" svg:width="0.5cm" svg:height="1cm" svg:x="2cm" svg:y="27.367cm">
                <text:p/>
              </draw:rect>
              <draw:line draw:style-name="gr2" draw:text-style-name="P1" draw:layer="layout" svg:x1="2cm" svg:y1="27.367cm" svg:x2="2cm" svg:y2="28.367cm">
                <text:p/>
              </draw:line>
              <draw:line draw:style-name="gr2" draw:text-style-name="P1" draw:layer="layout" svg:x1="2.5cm" svg:y1="27.367cm" svg:x2="2.5cm" svg:y2="28.367cm">
                <text:p/>
              </draw:line>
            </draw:g>
            <draw:frame draw:style-name="gr7" draw:text-style-name="P3" draw:layer="layout" svg:width="1.5cm" svg:height="0.735cm" svg:x="1.5cm" svg:y="26.867cm">
              <draw:text-box>
                <text:p text:style-name="P1"><text:span text:style-name="T1">Delay</text:span></text:p>
              </draw:text-box>
            </draw:frame>
          </draw:g>
          <draw:line draw:style-name="gr2" draw:text-style-name="P1" draw:layer="layout" svg:x1="1cm" svg:y1="29.367cm" svg:x2="6.5cm" svg:y2="29.367cm">
            <text:p/>
          </draw:line>
          <draw:g>
            <draw:g>
              <draw:rect draw:style-name="gr3" draw:text-style-name="P1" draw:layer="layout" svg:width="0.5cm" svg:height="1cm" svg:x="3.5cm" svg:y="28.867cm">
                <text:p/>
              </draw:rect>
              <draw:line draw:style-name="gr2" draw:text-style-name="P1" draw:layer="layout" svg:x1="3.5cm" svg:y1="28.867cm" svg:x2="3.5cm" svg:y2="29.867cm">
                <text:p/>
              </draw:line>
              <draw:line draw:style-name="gr2" draw:text-style-name="P1" draw:layer="layout" svg:x1="4cm" svg:y1="28.867cm" svg:x2="4cm" svg:y2="29.867cm">
                <text:p/>
              </draw:line>
            </draw:g>
            <draw:frame draw:style-name="gr7" draw:text-style-name="P3" draw:layer="layout" svg:width="1.5cm" svg:height="0.735cm" svg:x="3cm" svg:y="28.367cm">
              <draw:text-box>
                <text:p text:style-name="P1"><text:span text:style-name="T1">start</text:span></text:p>
              </draw:text-box>
            </draw:frame>
          </draw:g>
          <draw:line draw:style-name="gr2" draw:text-style-name="P1" draw:layer="layout" svg:x1="6.5cm" svg:y1="29.367cm" svg:x2="6.5cm" svg:y2="27.867cm">
            <text:p/>
          </draw:line>
          <draw:g>
            <draw:circle draw:style-name="gr5" draw:text-style-name="P1" draw:layer="layout" svg:width="1cm" svg:height="1cm" svg:x="18cm" svg:y="27.367cm">
              <text:p/>
            </draw:circle>
            <draw:rect draw:style-name="gr3" draw:text-style-name="P1" draw:layer="layout" svg:width="0.503cm" svg:height="2cm" svg:x="18.247cm" svg:y="26.867cm">
              <text:p/>
            </draw:rect>
            <draw:frame draw:style-name="gr8" draw:text-style-name="P3" draw:layer="layout" svg:width="2cm" svg:height="0.5cm" svg:x="17.5cm" svg:y="26.867cm">
              <draw:text-box>
                <text:p text:style-name="P1"><text:span text:style-name="T1">S1</text:span></text:p>
              </draw:text-box>
            </draw:frame>
          </draw:g>
          <draw:g>
            <draw:g>
              <draw:rect draw:style-name="gr3" draw:text-style-name="P1" draw:layer="layout" svg:width="0.5cm" svg:height="1cm" svg:x="5cm" svg:y="27.367cm">
                <text:p/>
              </draw:rect>
              <draw:line draw:style-name="gr2" draw:text-style-name="P1" draw:layer="layout" svg:x1="5cm" svg:y1="27.367cm" svg:x2="5cm" svg:y2="28.367cm">
                <text:p/>
              </draw:line>
              <draw:line draw:style-name="gr2" draw:text-style-name="P1" draw:layer="layout" svg:x1="5.5cm" svg:y1="27.367cm" svg:x2="5.5cm" svg:y2="28.367cm">
                <text:p/>
              </draw:line>
            </draw:g>
            <draw:frame draw:style-name="gr7" draw:text-style-name="P3" draw:layer="layout" svg:width="1.5cm" svg:height="0.735cm" svg:x="4.5cm" svg:y="26.867cm">
              <draw:text-box>
                <text:p text:style-name="P1"><text:span text:style-name="T1">NextS1</text:span></text:p>
              </draw:text-box>
            </draw:frame>
          </draw:g>
          <draw:line draw:style-name="gr2" draw:text-style-name="P1" draw:layer="layout" svg:x1="1cm" svg:y1="31.367cm" svg:x2="20.59cm" svg:y2="31.367cm">
            <text:p/>
          </draw:line>
          <draw:g>
            <draw:g>
              <draw:rect draw:style-name="gr3" draw:text-style-name="P1" draw:layer="layout" svg:width="0.5cm" svg:height="1cm" svg:x="2cm" svg:y="30.867cm">
                <text:p/>
              </draw:rect>
              <draw:line draw:style-name="gr2" draw:text-style-name="P1" draw:layer="layout" svg:x1="2cm" svg:y1="30.867cm" svg:x2="2cm" svg:y2="31.867cm">
                <text:p/>
              </draw:line>
              <draw:line draw:style-name="gr2" draw:text-style-name="P1" draw:layer="layout" svg:x1="2.5cm" svg:y1="30.867cm" svg:x2="2.5cm" svg:y2="31.867cm">
                <text:p/>
              </draw:line>
            </draw:g>
            <draw:frame draw:style-name="gr7" draw:text-style-name="P3" draw:layer="layout" svg:width="1.5cm" svg:height="0.735cm" svg:x="1.5cm" svg:y="30.367cm">
              <draw:text-box>
                <text:p text:style-name="P1"><text:span text:style-name="T1">Delay</text:span></text:p>
              </draw:text-box>
            </draw:frame>
          </draw:g>
          <draw:g>
            <draw:circle draw:style-name="gr5" draw:text-style-name="P1" draw:layer="layout" svg:width="1cm" svg:height="1cm" svg:x="18cm" svg:y="30.867cm">
              <text:p/>
            </draw:circle>
            <draw:rect draw:style-name="gr3" draw:text-style-name="P1" draw:layer="layout" svg:width="0.503cm" svg:height="2cm" svg:x="18.247cm" svg:y="30.367cm">
              <text:p/>
            </draw:rect>
            <draw:frame draw:style-name="gr8" draw:text-style-name="P3" draw:layer="layout" svg:width="2cm" svg:height="0.5cm" svg:x="17.5cm" svg:y="30.367cm">
              <draw:text-box>
                <text:p text:style-name="P1"><text:span text:style-name="T1">S2</text:span></text:p>
              </draw:text-box>
            </draw:frame>
          </draw:g>
          <draw:g>
            <draw:g>
              <draw:rect draw:style-name="gr3" draw:text-style-name="P1" draw:layer="layout" svg:width="0.5cm" svg:height="1cm" svg:x="5cm" svg:y="30.867cm">
                <text:p/>
              </draw:rect>
              <draw:line draw:style-name="gr2" draw:text-style-name="P1" draw:layer="layout" svg:x1="5cm" svg:y1="30.867cm" svg:x2="5cm" svg:y2="31.867cm">
                <text:p/>
              </draw:line>
              <draw:line draw:style-name="gr2" draw:text-style-name="P1" draw:layer="layout" svg:x1="5.5cm" svg:y1="30.867cm" svg:x2="5.5cm" svg:y2="31.867cm">
                <text:p/>
              </draw:line>
            </draw:g>
            <draw:frame draw:style-name="gr7" draw:text-style-name="P3" draw:layer="layout" svg:width="1.5cm" svg:height="0.735cm" svg:x="4.5cm" svg:y="30.367cm">
              <draw:text-box>
                <text:p text:style-name="P1"><text:span text:style-name="T1">NextS2</text:span></text:p>
              </draw:text-box>
            </draw:frame>
          </draw:g>
          <draw:line draw:style-name="gr2" draw:text-style-name="P1" draw:layer="layout" svg:x1="1cm" svg:y1="33.367cm" svg:x2="20.59cm" svg:y2="33.367cm">
            <text:p/>
          </draw:line>
          <draw:g>
            <draw:g>
              <draw:rect draw:style-name="gr3" draw:text-style-name="P1" draw:layer="layout" svg:width="0.5cm" svg:height="1cm" svg:x="2cm" svg:y="32.867cm">
                <text:p/>
              </draw:rect>
              <draw:line draw:style-name="gr2" draw:text-style-name="P1" draw:layer="layout" svg:x1="2cm" svg:y1="32.867cm" svg:x2="2cm" svg:y2="33.867cm">
                <text:p/>
              </draw:line>
              <draw:line draw:style-name="gr2" draw:text-style-name="P1" draw:layer="layout" svg:x1="2.5cm" svg:y1="32.867cm" svg:x2="2.5cm" svg:y2="33.867cm">
                <text:p/>
              </draw:line>
            </draw:g>
            <draw:frame draw:style-name="gr7" draw:text-style-name="P3" draw:layer="layout" svg:width="1.5cm" svg:height="0.735cm" svg:x="1.5cm" svg:y="32.367cm">
              <draw:text-box>
                <text:p text:style-name="P1"><text:span text:style-name="T1">Delay</text:span></text:p>
              </draw:text-box>
            </draw:frame>
          </draw:g>
          <draw:g>
            <draw:g>
              <draw:rect draw:style-name="gr3" draw:text-style-name="P1" draw:layer="layout" svg:width="0.5cm" svg:height="1cm" svg:x="5cm" svg:y="32.867cm">
                <text:p/>
              </draw:rect>
              <draw:line draw:style-name="gr2" draw:text-style-name="P1" draw:layer="layout" svg:x1="5cm" svg:y1="32.867cm" svg:x2="5cm" svg:y2="33.867cm">
                <text:p/>
              </draw:line>
              <draw:line draw:style-name="gr2" draw:text-style-name="P1" draw:layer="layout" svg:x1="5.5cm" svg:y1="32.867cm" svg:x2="5.5cm" svg:y2="33.867cm">
                <text:p/>
              </draw:line>
            </draw:g>
            <draw:frame draw:style-name="gr7" draw:text-style-name="P3" draw:layer="layout" svg:width="1.5cm" svg:height="0.735cm" svg:x="4.5cm" svg:y="32.367cm">
              <draw:text-box>
                <text:p text:style-name="P1"><text:span text:style-name="T1">NextS3</text:span></text:p>
              </draw:text-box>
            </draw:frame>
          </draw:g>
          <draw:line draw:style-name="gr2" draw:text-style-name="P1" draw:layer="layout" svg:x1="1cm" svg:y1="35.367cm" svg:x2="20.59cm" svg:y2="35.367cm">
            <text:p/>
          </draw:line>
          <draw:g>
            <draw:g>
              <draw:rect draw:style-name="gr3" draw:text-style-name="P1" draw:layer="layout" svg:width="0.5cm" svg:height="1cm" svg:x="2cm" svg:y="34.867cm">
                <text:p/>
              </draw:rect>
              <draw:line draw:style-name="gr2" draw:text-style-name="P1" draw:layer="layout" svg:x1="2cm" svg:y1="34.867cm" svg:x2="2cm" svg:y2="35.867cm">
                <text:p/>
              </draw:line>
              <draw:line draw:style-name="gr2" draw:text-style-name="P1" draw:layer="layout" svg:x1="2.5cm" svg:y1="34.867cm" svg:x2="2.5cm" svg:y2="35.867cm">
                <text:p/>
              </draw:line>
            </draw:g>
            <draw:frame draw:style-name="gr7" draw:text-style-name="P3" draw:layer="layout" svg:width="1.5cm" svg:height="0.735cm" svg:x="1.5cm" svg:y="34.367cm">
              <draw:text-box>
                <text:p text:style-name="P1"><text:span text:style-name="T1">Delay</text:span></text:p>
              </draw:text-box>
            </draw:frame>
          </draw:g>
          <draw:g>
            <draw:g>
              <draw:rect draw:style-name="gr3" draw:text-style-name="P1" draw:layer="layout" svg:width="0.5cm" svg:height="1cm" svg:x="5cm" svg:y="34.867cm">
                <text:p/>
              </draw:rect>
              <draw:line draw:style-name="gr2" draw:text-style-name="P1" draw:layer="layout" svg:x1="5cm" svg:y1="34.867cm" svg:x2="5cm" svg:y2="35.867cm">
                <text:p/>
              </draw:line>
              <draw:line draw:style-name="gr2" draw:text-style-name="P1" draw:layer="layout" svg:x1="5.5cm" svg:y1="34.867cm" svg:x2="5.5cm" svg:y2="35.867cm">
                <text:p/>
              </draw:line>
            </draw:g>
            <draw:frame draw:style-name="gr7" draw:text-style-name="P3" draw:layer="layout" svg:width="1.5cm" svg:height="0.735cm" svg:x="4.5cm" svg:y="34.367cm">
              <draw:text-box>
                <text:p text:style-name="P1"><text:span text:style-name="T1">NextS4</text:span></text:p>
              </draw:text-box>
            </draw:frame>
          </draw:g>
          <draw:g>
            <draw:circle draw:style-name="gr5" draw:text-style-name="P1" draw:layer="layout" svg:width="1cm" svg:height="1cm" svg:x="18cm" svg:y="32.867cm">
              <text:p/>
            </draw:circle>
            <draw:rect draw:style-name="gr3" draw:text-style-name="P1" draw:layer="layout" svg:width="0.503cm" svg:height="2cm" svg:x="18.247cm" svg:y="32.367cm">
              <text:p/>
            </draw:rect>
            <draw:frame draw:style-name="gr8" draw:text-style-name="P3" draw:layer="layout" svg:width="2cm" svg:height="0.5cm" svg:x="17.5cm" svg:y="32.367cm">
              <draw:text-box>
                <text:p text:style-name="P1"><text:span text:style-name="T1">S3</text:span></text:p>
              </draw:text-box>
            </draw:frame>
          </draw:g>
          <draw:g>
            <draw:circle draw:style-name="gr5" draw:text-style-name="P1" draw:layer="layout" svg:width="1cm" svg:height="1cm" svg:x="18cm" svg:y="34.867cm">
              <text:p/>
            </draw:circle>
            <draw:rect draw:style-name="gr3" draw:text-style-name="P1" draw:layer="layout" svg:width="0.503cm" svg:height="2cm" svg:x="18.247cm" svg:y="34.367cm">
              <text:p/>
            </draw:rect>
            <draw:frame draw:style-name="gr8" draw:text-style-name="P3" draw:layer="layout" svg:width="2cm" svg:height="0.5cm" svg:x="17.5cm" svg:y="34.367cm">
              <draw:text-box>
                <text:p text:style-name="P1"><text:span text:style-name="T1">S4</text:span></text:p>
              </draw:text-box>
            </draw:frame>
          </draw:g>
          <draw:line draw:style-name="gr1" draw:text-style-name="P1" draw:layer="layout" svg:x1="0.99cm" svg:y1="26cm" svg:x2="0.99cm" svg:y2="37cm">
            <text:p/>
          </draw:line>
          <draw:line draw:style-name="gr1" draw:text-style-name="P1" draw:layer="layout" svg:x1="20.59cm" svg:y1="26.1cm" svg:x2="20.59cm" svg:y2="37.1cm">
            <text:p/>
          </draw:line>
        </draw:g>
        <draw:g>
          <draw:frame draw:style-name="gr9" draw:text-style-name="P4" draw:layer="layout" svg:width="19.59cm" svg:height="0.75cm" svg:x="0.99cm" svg:y="37.75cm">
            <draw:text-box>
              <text:p text:style-name="P1"><text:span text:style-name="T2">Notify we entered the state and breaks any orders to transition back to this state next</text:span></text:p>
            </draw:text-box>
          </draw:frame>
          <draw:line draw:style-name="gr2" draw:text-style-name="P1" draw:layer="layout" svg:x1="0.99cm" svg:y1="39.1cm" svg:x2="20.58cm" svg:y2="39.1cm">
            <text:p/>
          </draw:line>
          <draw:g>
            <draw:g>
              <draw:rect draw:style-name="gr3" draw:text-style-name="P1" draw:layer="layout" svg:width="0.5cm" svg:height="1cm" svg:x="1.99cm" svg:y="38.6cm">
                <text:p/>
              </draw:rect>
              <draw:line draw:style-name="gr2" draw:text-style-name="P1" draw:layer="layout" svg:x1="1.99cm" svg:y1="38.6cm" svg:x2="1.99cm" svg:y2="39.6cm">
                <text:p/>
              </draw:line>
              <draw:line draw:style-name="gr2" draw:text-style-name="P1" draw:layer="layout" svg:x1="2.49cm" svg:y1="38.6cm" svg:x2="2.49cm" svg:y2="39.6cm">
                <text:p/>
              </draw:line>
            </draw:g>
            <draw:frame draw:style-name="gr7" draw:text-style-name="P3" draw:layer="layout" svg:width="1.5cm" svg:height="0.735cm" svg:x="1.49cm" svg:y="38.1cm">
              <draw:text-box>
                <text:p text:style-name="P1"><text:span text:style-name="T1">SLatch1</text:span></text:p>
              </draw:text-box>
            </draw:frame>
          </draw:g>
          <draw:g>
            <draw:circle draw:style-name="gr5" draw:text-style-name="P1" draw:layer="layout" svg:width="1cm" svg:height="1cm" svg:x="17.99cm" svg:y="38.6cm">
              <text:p/>
            </draw:circle>
            <draw:rect draw:style-name="gr3" draw:text-style-name="P1" draw:layer="layout" svg:width="0.503cm" svg:height="2cm" svg:x="18.237cm" svg:y="38.1cm">
              <text:p/>
            </draw:rect>
            <draw:frame draw:style-name="gr8" draw:text-style-name="P3" draw:layer="layout" svg:width="2cm" svg:height="0.5cm" svg:x="17.49cm" svg:y="38.1cm">
              <draw:text-box>
                <text:p text:style-name="P1"><text:span text:style-name="T1">BreakS1</text:span></text:p>
              </draw:text-box>
            </draw:frame>
          </draw:g>
          <draw:line draw:style-name="gr2" draw:text-style-name="P1" draw:layer="layout" svg:x1="0.99cm" svg:y1="41cm" svg:x2="20.58cm" svg:y2="41cm">
            <text:p/>
          </draw:line>
          <draw:g>
            <draw:g>
              <draw:rect draw:style-name="gr3" draw:text-style-name="P1" draw:layer="layout" svg:width="0.5cm" svg:height="1cm" svg:x="1.99cm" svg:y="40.5cm">
                <text:p/>
              </draw:rect>
              <draw:line draw:style-name="gr2" draw:text-style-name="P1" draw:layer="layout" svg:x1="1.99cm" svg:y1="40.5cm" svg:x2="1.99cm" svg:y2="41.5cm">
                <text:p/>
              </draw:line>
              <draw:line draw:style-name="gr2" draw:text-style-name="P1" draw:layer="layout" svg:x1="2.49cm" svg:y1="40.5cm" svg:x2="2.49cm" svg:y2="41.5cm">
                <text:p/>
              </draw:line>
            </draw:g>
            <draw:frame draw:style-name="gr7" draw:text-style-name="P3" draw:layer="layout" svg:width="1.5cm" svg:height="0.735cm" svg:x="1.49cm" svg:y="40cm">
              <draw:text-box>
                <text:p text:style-name="P1"><text:span text:style-name="T1">SLatch2</text:span></text:p>
              </draw:text-box>
            </draw:frame>
          </draw:g>
          <draw:g>
            <draw:circle draw:style-name="gr5" draw:text-style-name="P1" draw:layer="layout" svg:width="1cm" svg:height="1cm" svg:x="17.99cm" svg:y="40.5cm">
              <text:p/>
            </draw:circle>
            <draw:rect draw:style-name="gr3" draw:text-style-name="P1" draw:layer="layout" svg:width="0.503cm" svg:height="2cm" svg:x="18.237cm" svg:y="40cm">
              <text:p/>
            </draw:rect>
            <draw:frame draw:style-name="gr8" draw:text-style-name="P3" draw:layer="layout" svg:width="2cm" svg:height="0.5cm" svg:x="17.49cm" svg:y="40cm">
              <draw:text-box>
                <text:p text:style-name="P1"><text:span text:style-name="T1">BreakS2</text:span></text:p>
              </draw:text-box>
            </draw:frame>
          </draw:g>
          <draw:line draw:style-name="gr2" draw:text-style-name="P1" draw:layer="layout" svg:x1="0.99cm" svg:y1="43cm" svg:x2="20.58cm" svg:y2="43cm">
            <text:p/>
          </draw:line>
          <draw:g>
            <draw:g>
              <draw:rect draw:style-name="gr3" draw:text-style-name="P1" draw:layer="layout" svg:width="0.5cm" svg:height="1cm" svg:x="1.99cm" svg:y="42.5cm">
                <text:p/>
              </draw:rect>
              <draw:line draw:style-name="gr2" draw:text-style-name="P1" draw:layer="layout" svg:x1="1.99cm" svg:y1="42.5cm" svg:x2="1.99cm" svg:y2="43.5cm">
                <text:p/>
              </draw:line>
              <draw:line draw:style-name="gr2" draw:text-style-name="P1" draw:layer="layout" svg:x1="2.49cm" svg:y1="42.5cm" svg:x2="2.49cm" svg:y2="43.5cm">
                <text:p/>
              </draw:line>
            </draw:g>
            <draw:frame draw:style-name="gr7" draw:text-style-name="P3" draw:layer="layout" svg:width="1.5cm" svg:height="0.735cm" svg:x="1.49cm" svg:y="42cm">
              <draw:text-box>
                <text:p text:style-name="P1"><text:span text:style-name="T1">SLatch3</text:span></text:p>
              </draw:text-box>
            </draw:frame>
          </draw:g>
          <draw:g>
            <draw:circle draw:style-name="gr5" draw:text-style-name="P1" draw:layer="layout" svg:width="1cm" svg:height="1cm" svg:x="17.99cm" svg:y="42.5cm">
              <text:p/>
            </draw:circle>
            <draw:rect draw:style-name="gr3" draw:text-style-name="P1" draw:layer="layout" svg:width="0.503cm" svg:height="2cm" svg:x="18.237cm" svg:y="42cm">
              <text:p/>
            </draw:rect>
            <draw:frame draw:style-name="gr8" draw:text-style-name="P3" draw:layer="layout" svg:width="2cm" svg:height="0.5cm" svg:x="17.49cm" svg:y="42cm">
              <draw:text-box>
                <text:p text:style-name="P1"><text:span text:style-name="T1">BreakS3</text:span></text:p>
              </draw:text-box>
            </draw:frame>
          </draw:g>
          <draw:line draw:style-name="gr2" draw:text-style-name="P1" draw:layer="layout" svg:x1="0.99cm" svg:y1="45cm" svg:x2="20.58cm" svg:y2="45cm">
            <text:p/>
          </draw:line>
          <draw:g>
            <draw:g>
              <draw:rect draw:style-name="gr3" draw:text-style-name="P1" draw:layer="layout" svg:width="0.5cm" svg:height="1cm" svg:x="1.99cm" svg:y="44.5cm">
                <text:p/>
              </draw:rect>
              <draw:line draw:style-name="gr2" draw:text-style-name="P1" draw:layer="layout" svg:x1="1.99cm" svg:y1="44.5cm" svg:x2="1.99cm" svg:y2="45.5cm">
                <text:p/>
              </draw:line>
              <draw:line draw:style-name="gr2" draw:text-style-name="P1" draw:layer="layout" svg:x1="2.49cm" svg:y1="44.5cm" svg:x2="2.49cm" svg:y2="45.5cm">
                <text:p/>
              </draw:line>
            </draw:g>
            <draw:frame draw:style-name="gr7" draw:text-style-name="P3" draw:layer="layout" svg:width="1.5cm" svg:height="0.735cm" svg:x="1.49cm" svg:y="44cm">
              <draw:text-box>
                <text:p text:style-name="P1"><text:span text:style-name="T1">SLatch4</text:span></text:p>
              </draw:text-box>
            </draw:frame>
          </draw:g>
          <draw:g>
            <draw:circle draw:style-name="gr5" draw:text-style-name="P1" draw:layer="layout" svg:width="1cm" svg:height="1cm" svg:x="17.99cm" svg:y="44.5cm">
              <text:p/>
            </draw:circle>
            <draw:rect draw:style-name="gr3" draw:text-style-name="P1" draw:layer="layout" svg:width="0.503cm" svg:height="2cm" svg:x="18.237cm" svg:y="44cm">
              <text:p/>
            </draw:rect>
            <draw:frame draw:style-name="gr8" draw:text-style-name="P3" draw:layer="layout" svg:width="2cm" svg:height="0.5cm" svg:x="17.49cm" svg:y="44cm">
              <draw:text-box>
                <text:p text:style-name="P1"><text:span text:style-name="T1">BreakS4</text:span></text:p>
              </draw:text-box>
            </draw:frame>
          </draw:g>
          <draw:line draw:style-name="gr1" draw:text-style-name="P1" draw:layer="layout" svg:x1="0.99cm" svg:y1="36.5cm" svg:x2="0.99cm" svg:y2="47.5cm">
            <text:p/>
          </draw:line>
          <draw:line draw:style-name="gr1" draw:text-style-name="P1" draw:layer="layout" svg:x1="20.59cm" svg:y1="36.5cm" svg:x2="20.59cm" svg:y2="47.5cm">
            <text:p/>
          </draw:line>
        </draw:g>
        <draw:line draw:style-name="gr1" draw:text-style-name="P1" draw:layer="layout" svg:x1="1cm" svg:y1="46.5cm" svg:x2="1cm" svg:y2="57.5cm">
          <text:p/>
        </draw:line>
        <draw:g>
          <draw:frame draw:style-name="gr9" draw:text-style-name="P4" draw:layer="layout" svg:width="19.59cm" svg:height="1.029cm" svg:x="1cm" svg:y="47cm">
            <draw:text-box>
              <text:p text:style-name="P1"><text:span text:style-name="T2">Timing delay flip-flop circuit. </text:span></text:p>
              <text:p text:style-name="P1"><text:span text:style-name="T2">Note: Delay is a special output that only goes ON after power is held on for longer than the delay period.</text:span></text:p>
            </draw:text-box>
          </draw:frame>
          <draw:line draw:style-name="gr2" draw:text-style-name="P1" draw:layer="layout" svg:x1="1.09cm" svg:y1="49.25cm" svg:x2="20.68cm" svg:y2="49.25cm">
            <text:p/>
          </draw:line>
          <draw:g>
            <draw:g>
              <draw:rect draw:style-name="gr3" draw:text-style-name="P1" draw:layer="layout" svg:width="0.5cm" svg:height="1cm" svg:x="2.09cm" svg:y="48.75cm">
                <text:p/>
              </draw:rect>
              <draw:line draw:style-name="gr2" draw:text-style-name="P1" draw:layer="layout" svg:x1="2.09cm" svg:y1="48.75cm" svg:x2="2.09cm" svg:y2="49.75cm">
                <text:p/>
              </draw:line>
              <draw:line draw:style-name="gr2" draw:text-style-name="P1" draw:layer="layout" svg:x1="2.59cm" svg:y1="48.75cm" svg:x2="2.59cm" svg:y2="49.75cm">
                <text:p/>
              </draw:line>
            </draw:g>
            <draw:frame draw:style-name="gr7" draw:text-style-name="P5" draw:layer="layout" svg:width="1.5cm" svg:height="0.735cm" svg:x="1.59cm" svg:y="48.25cm">
              <draw:text-box>
                <text:p text:style-name="P1"><text:span text:style-name="T3">TimerOn</text:span></text:p>
              </draw:text-box>
            </draw:frame>
          </draw:g>
          <draw:g>
            <draw:circle draw:style-name="gr5" draw:text-style-name="P1" draw:layer="layout" svg:width="1cm" svg:height="1cm" svg:x="18.09cm" svg:y="48.75cm">
              <text:p/>
            </draw:circle>
            <draw:rect draw:style-name="gr3" draw:text-style-name="P1" draw:layer="layout" svg:width="0.503cm" svg:height="2cm" svg:x="18.337cm" svg:y="48.25cm">
              <text:p/>
            </draw:rect>
            <draw:frame draw:style-name="gr8" draw:text-style-name="P6" draw:layer="layout" svg:width="2cm" svg:height="0.5cm" svg:x="17.59cm" svg:y="48.25cm">
              <draw:text-box>
                <text:p text:style-name="P1"><text:span text:style-name="T4">Delay</text:span></text:p>
              </draw:text-box>
            </draw:frame>
          </draw:g>
          <draw:line draw:style-name="gr2" draw:text-style-name="P1" draw:layer="layout" svg:x1="1.09cm" svg:y1="51.75cm" svg:x2="20.68cm" svg:y2="51.75cm">
            <text:p/>
          </draw:line>
          <draw:g>
            <draw:g>
              <draw:rect draw:style-name="gr3" draw:text-style-name="P1" draw:layer="layout" svg:width="0.5cm" svg:height="1cm" svg:x="2.09cm" svg:y="51.25cm">
                <text:p/>
              </draw:rect>
              <draw:line draw:style-name="gr2" draw:text-style-name="P1" draw:layer="layout" svg:x1="2.09cm" svg:y1="51.25cm" svg:x2="2.09cm" svg:y2="52.25cm">
                <text:p/>
              </draw:line>
              <draw:line draw:style-name="gr2" draw:text-style-name="P1" draw:layer="layout" svg:x1="2.59cm" svg:y1="51.25cm" svg:x2="2.59cm" svg:y2="52.25cm">
                <text:p/>
              </draw:line>
            </draw:g>
            <draw:frame draw:style-name="gr7" draw:text-style-name="P5" draw:layer="layout" svg:width="1.5cm" svg:height="0.735cm" svg:x="1.59cm" svg:y="50.75cm">
              <draw:text-box>
                <text:p text:style-name="P1"><text:span text:style-name="T3">start</text:span></text:p>
              </draw:text-box>
            </draw:frame>
          </draw:g>
          <draw:g>
            <draw:circle draw:style-name="gr5" draw:text-style-name="P1" draw:layer="layout" svg:width="1cm" svg:height="1cm" svg:x="18.09cm" svg:y="51.25cm">
              <text:p/>
            </draw:circle>
            <draw:rect draw:style-name="gr3" draw:text-style-name="P1" draw:layer="layout" svg:width="0.503cm" svg:height="2cm" svg:x="18.337cm" svg:y="50.75cm">
              <text:p/>
            </draw:rect>
            <draw:frame draw:style-name="gr8" draw:text-style-name="P3" draw:layer="layout" svg:width="2cm" svg:height="0.5cm" svg:x="17.59cm" svg:y="50.75cm">
              <draw:text-box>
                <text:p text:style-name="P1"><text:span text:style-name="T1">TimerOn</text:span></text:p>
              </draw:text-box>
            </draw:frame>
          </draw:g>
          <draw:line draw:style-name="gr2" draw:text-style-name="P1" draw:layer="layout" svg:x1="1.09cm" svg:y1="53.75cm" svg:x2="6.09cm" svg:y2="53.75cm">
            <text:p/>
          </draw:line>
          <draw:line draw:style-name="gr2" draw:text-style-name="P1" draw:layer="layout" svg:x1="6.09cm" svg:y1="55.75cm" svg:x2="6.09cm" svg:y2="51.75cm">
            <text:p/>
          </draw:line>
          <draw:g>
            <draw:g>
              <draw:g>
                <draw:rect draw:style-name="gr3" draw:text-style-name="P1" draw:layer="layout" svg:width="0.5cm" svg:height="1cm" svg:x="2.09cm" svg:y="53.25cm">
                  <text:p/>
                </draw:rect>
                <draw:line draw:style-name="gr2" draw:text-style-name="P1" draw:layer="layout" svg:x1="2.09cm" svg:y1="53.25cm" svg:x2="2.09cm" svg:y2="54.25cm">
                  <text:p/>
                </draw:line>
                <draw:line draw:style-name="gr2" draw:text-style-name="P1" draw:layer="layout" svg:x1="2.59cm" svg:y1="53.25cm" svg:x2="2.59cm" svg:y2="54.25cm">
                  <text:p/>
                </draw:line>
              </draw:g>
              <draw:frame draw:style-name="gr7" draw:text-style-name="P5" draw:layer="layout" svg:width="1.5cm" svg:height="0.735cm" svg:x="1.59cm" svg:y="52.75cm">
                <draw:text-box>
                  <text:p text:style-name="P1"><text:span text:style-name="T3">TimerOn</text:span></text:p>
                </draw:text-box>
              </draw:frame>
            </draw:g>
            <draw:line draw:style-name="gr2" draw:text-style-name="P1" draw:layer="layout" svg:x1="1.59cm" svg:y1="54.25cm" svg:x2="3.09cm" svg:y2="53.25cm">
              <text:p/>
            </draw:line>
          </draw:g>
          <draw:line draw:style-name="gr2" draw:text-style-name="P1" draw:layer="layout" svg:x1="1.09cm" svg:y1="55.75cm" svg:x2="6.09cm" svg:y2="55.75cm">
            <text:p/>
          </draw:line>
          <draw:g>
            <draw:g>
              <draw:rect draw:style-name="gr3" draw:text-style-name="P1" draw:layer="layout" svg:width="0.5cm" svg:height="1cm" svg:x="2.09cm" svg:y="55.25cm">
                <text:p/>
              </draw:rect>
              <draw:line draw:style-name="gr2" draw:text-style-name="P1" draw:layer="layout" svg:x1="2.09cm" svg:y1="55.25cm" svg:x2="2.09cm" svg:y2="56.25cm">
                <text:p/>
              </draw:line>
              <draw:line draw:style-name="gr2" draw:text-style-name="P1" draw:layer="layout" svg:x1="2.59cm" svg:y1="55.25cm" svg:x2="2.59cm" svg:y2="56.25cm">
                <text:p/>
              </draw:line>
            </draw:g>
            <draw:frame draw:style-name="gr7" draw:text-style-name="P5" draw:layer="layout" svg:width="1.5cm" svg:height="0.735cm" svg:x="1.59cm" svg:y="54.75cm">
              <draw:text-box>
                <text:p text:style-name="P1"><text:span text:style-name="T3">TimerOn</text:span></text:p>
              </draw:text-box>
            </draw:frame>
          </draw:g>
          <draw:g>
            <draw:g>
              <draw:g>
                <draw:rect draw:style-name="gr3" draw:text-style-name="P1" draw:layer="layout" svg:width="0.5cm" svg:height="1cm" svg:x="4.09cm" svg:y="55.25cm">
                  <text:p/>
                </draw:rect>
                <draw:line draw:style-name="gr2" draw:text-style-name="P1" draw:layer="layout" svg:x1="4.09cm" svg:y1="55.25cm" svg:x2="4.09cm" svg:y2="56.25cm">
                  <text:p/>
                </draw:line>
                <draw:line draw:style-name="gr2" draw:text-style-name="P1" draw:layer="layout" svg:x1="4.59cm" svg:y1="55.25cm" svg:x2="4.59cm" svg:y2="56.25cm">
                  <text:p/>
                </draw:line>
              </draw:g>
              <draw:frame draw:style-name="gr7" draw:text-style-name="P5" draw:layer="layout" svg:width="1.5cm" svg:height="0.735cm" svg:x="3.59cm" svg:y="54.75cm">
                <draw:text-box>
                  <text:p text:style-name="P1"><text:span text:style-name="T3">Delay</text:span></text:p>
                </draw:text-box>
              </draw:frame>
            </draw:g>
            <draw:line draw:style-name="gr2" draw:text-style-name="P1" draw:layer="layout" svg:x1="3.59cm" svg:y1="56.25cm" svg:x2="5.09cm" svg:y2="55.25cm">
              <text:p/>
            </draw:line>
          </draw:g>
          <draw:line draw:style-name="gr1" draw:text-style-name="P1" draw:layer="layout" svg:x1="20.59cm" svg:y1="47cm" svg:x2="20.59cm" svg:y2="58cm">
            <text:p/>
          </draw:line>
        </draw:g>
        <draw:g>
          <draw:frame draw:style-name="gr9" draw:text-style-name="P4" draw:layer="layout" svg:width="19.59cm" svg:height="0.75cm" svg:x="1cm" svg:y="57cm">
            <draw:text-box>
              <text:p text:style-name="P1"><text:span text:style-name="T2">Send output to the motor. Note: out0-3 are wired to the stepper motor.</text:span></text:p>
            </draw:text-box>
          </draw:frame>
          <draw:line draw:style-name="gr2" draw:text-style-name="P1" draw:layer="layout" svg:x1="1cm" svg:y1="58.35cm" svg:x2="20.59cm" svg:y2="58.35cm">
            <text:p/>
          </draw:line>
          <draw:g>
            <draw:g>
              <draw:rect draw:style-name="gr3" draw:text-style-name="P1" draw:layer="layout" svg:width="0.5cm" svg:height="1cm" svg:x="2cm" svg:y="57.85cm">
                <text:p/>
              </draw:rect>
              <draw:line draw:style-name="gr2" draw:text-style-name="P1" draw:layer="layout" svg:x1="2cm" svg:y1="57.85cm" svg:x2="2cm" svg:y2="58.85cm">
                <text:p/>
              </draw:line>
              <draw:line draw:style-name="gr2" draw:text-style-name="P1" draw:layer="layout" svg:x1="2.5cm" svg:y1="57.85cm" svg:x2="2.5cm" svg:y2="58.85cm">
                <text:p/>
              </draw:line>
            </draw:g>
            <draw:frame draw:style-name="gr7" draw:text-style-name="P3" draw:layer="layout" svg:width="1.5cm" svg:height="0.735cm" svg:x="1.5cm" svg:y="57.35cm">
              <draw:text-box>
                <text:p text:style-name="P1"><text:span text:style-name="T1">SLatch1</text:span></text:p>
              </draw:text-box>
            </draw:frame>
          </draw:g>
          <draw:g>
            <draw:circle draw:style-name="gr5" draw:text-style-name="P1" draw:layer="layout" svg:width="1cm" svg:height="1cm" svg:x="18cm" svg:y="57.85cm">
              <text:p/>
            </draw:circle>
            <draw:rect draw:style-name="gr3" draw:text-style-name="P1" draw:layer="layout" svg:width="0.503cm" svg:height="2cm" svg:x="18.247cm" svg:y="57.35cm">
              <text:p/>
            </draw:rect>
            <draw:frame draw:style-name="gr8" draw:text-style-name="P3" draw:layer="layout" svg:width="2cm" svg:height="0.5cm" svg:x="17.5cm" svg:y="57.35cm">
              <draw:text-box>
                <text:p text:style-name="P1"><text:span text:style-name="T1">out3</text:span></text:p>
              </draw:text-box>
            </draw:frame>
          </draw:g>
          <draw:line draw:style-name="gr2" draw:text-style-name="P1" draw:layer="layout" svg:x1="1cm" svg:y1="60.25cm" svg:x2="20.59cm" svg:y2="60.25cm">
            <text:p/>
          </draw:line>
          <draw:g>
            <draw:g>
              <draw:rect draw:style-name="gr3" draw:text-style-name="P1" draw:layer="layout" svg:width="0.5cm" svg:height="1cm" svg:x="2cm" svg:y="59.75cm">
                <text:p/>
              </draw:rect>
              <draw:line draw:style-name="gr2" draw:text-style-name="P1" draw:layer="layout" svg:x1="2cm" svg:y1="59.75cm" svg:x2="2cm" svg:y2="60.75cm">
                <text:p/>
              </draw:line>
              <draw:line draw:style-name="gr2" draw:text-style-name="P1" draw:layer="layout" svg:x1="2.5cm" svg:y1="59.75cm" svg:x2="2.5cm" svg:y2="60.75cm">
                <text:p/>
              </draw:line>
            </draw:g>
            <draw:frame draw:style-name="gr7" draw:text-style-name="P3" draw:layer="layout" svg:width="1.5cm" svg:height="0.735cm" svg:x="1.5cm" svg:y="59.25cm">
              <draw:text-box>
                <text:p text:style-name="P1"><text:span text:style-name="T1">SLatch2</text:span></text:p>
              </draw:text-box>
            </draw:frame>
          </draw:g>
          <draw:g>
            <draw:circle draw:style-name="gr5" draw:text-style-name="P1" draw:layer="layout" svg:width="1cm" svg:height="1cm" svg:x="18cm" svg:y="59.75cm">
              <text:p/>
            </draw:circle>
            <draw:rect draw:style-name="gr3" draw:text-style-name="P1" draw:layer="layout" svg:width="0.503cm" svg:height="2cm" svg:x="18.247cm" svg:y="59.25cm">
              <text:p/>
            </draw:rect>
            <draw:frame draw:style-name="gr8" draw:text-style-name="P3" draw:layer="layout" svg:width="2cm" svg:height="0.5cm" svg:x="17.5cm" svg:y="59.25cm">
              <draw:text-box>
                <text:p text:style-name="P1"><text:span text:style-name="T1">out0</text:span></text:p>
              </draw:text-box>
            </draw:frame>
          </draw:g>
          <draw:line draw:style-name="gr2" draw:text-style-name="P1" draw:layer="layout" svg:x1="1cm" svg:y1="62.25cm" svg:x2="20.59cm" svg:y2="62.25cm">
            <text:p/>
          </draw:line>
          <draw:g>
            <draw:g>
              <draw:rect draw:style-name="gr3" draw:text-style-name="P1" draw:layer="layout" svg:width="0.5cm" svg:height="1cm" svg:x="2cm" svg:y="61.75cm">
                <text:p/>
              </draw:rect>
              <draw:line draw:style-name="gr2" draw:text-style-name="P1" draw:layer="layout" svg:x1="2cm" svg:y1="61.75cm" svg:x2="2cm" svg:y2="62.75cm">
                <text:p/>
              </draw:line>
              <draw:line draw:style-name="gr2" draw:text-style-name="P1" draw:layer="layout" svg:x1="2.5cm" svg:y1="61.75cm" svg:x2="2.5cm" svg:y2="62.75cm">
                <text:p/>
              </draw:line>
            </draw:g>
            <draw:frame draw:style-name="gr7" draw:text-style-name="P3" draw:layer="layout" svg:width="1.5cm" svg:height="0.735cm" svg:x="1.5cm" svg:y="61.25cm">
              <draw:text-box>
                <text:p text:style-name="P1"><text:span text:style-name="T1">SLatch3</text:span></text:p>
              </draw:text-box>
            </draw:frame>
          </draw:g>
          <draw:g>
            <draw:circle draw:style-name="gr5" draw:text-style-name="P1" draw:layer="layout" svg:width="1cm" svg:height="1cm" svg:x="18cm" svg:y="61.75cm">
              <text:p/>
            </draw:circle>
            <draw:rect draw:style-name="gr3" draw:text-style-name="P1" draw:layer="layout" svg:width="0.503cm" svg:height="2cm" svg:x="18.247cm" svg:y="61.25cm">
              <text:p/>
            </draw:rect>
            <draw:frame draw:style-name="gr8" draw:text-style-name="P3" draw:layer="layout" svg:width="2cm" svg:height="0.5cm" svg:x="17.5cm" svg:y="61.25cm">
              <draw:text-box>
                <text:p text:style-name="P1"><text:span text:style-name="T1">out2</text:span></text:p>
              </draw:text-box>
            </draw:frame>
          </draw:g>
          <draw:line draw:style-name="gr2" draw:text-style-name="P1" draw:layer="layout" svg:x1="1cm" svg:y1="64.25cm" svg:x2="20.59cm" svg:y2="64.25cm">
            <text:p/>
          </draw:line>
          <draw:g>
            <draw:g>
              <draw:rect draw:style-name="gr3" draw:text-style-name="P1" draw:layer="layout" svg:width="0.5cm" svg:height="1cm" svg:x="2cm" svg:y="63.75cm">
                <text:p/>
              </draw:rect>
              <draw:line draw:style-name="gr2" draw:text-style-name="P1" draw:layer="layout" svg:x1="2cm" svg:y1="63.75cm" svg:x2="2cm" svg:y2="64.75cm">
                <text:p/>
              </draw:line>
              <draw:line draw:style-name="gr2" draw:text-style-name="P1" draw:layer="layout" svg:x1="2.5cm" svg:y1="63.75cm" svg:x2="2.5cm" svg:y2="64.75cm">
                <text:p/>
              </draw:line>
            </draw:g>
            <draw:frame draw:style-name="gr7" draw:text-style-name="P3" draw:layer="layout" svg:width="1.5cm" svg:height="0.735cm" svg:x="1.5cm" svg:y="63.25cm">
              <draw:text-box>
                <text:p text:style-name="P1"><text:span text:style-name="T1">SLatch4</text:span></text:p>
              </draw:text-box>
            </draw:frame>
          </draw:g>
          <draw:g>
            <draw:circle draw:style-name="gr5" draw:text-style-name="P1" draw:layer="layout" svg:width="1cm" svg:height="1cm" svg:x="18cm" svg:y="63.75cm">
              <text:p/>
            </draw:circle>
            <draw:rect draw:style-name="gr3" draw:text-style-name="P1" draw:layer="layout" svg:width="0.503cm" svg:height="2cm" svg:x="18.247cm" svg:y="63.25cm">
              <text:p/>
            </draw:rect>
            <draw:frame draw:style-name="gr8" draw:text-style-name="P3" draw:layer="layout" svg:width="2cm" svg:height="0.5cm" svg:x="17.5cm" svg:y="63.25cm">
              <draw:text-box>
                <text:p text:style-name="P1"><text:span text:style-name="T1">out1</text:span></text:p>
              </draw:text-box>
            </draw:frame>
          </draw:g>
          <draw:line draw:style-name="gr1" draw:text-style-name="P1" draw:layer="layout" svg:x1="20.6cm" svg:y1="57.25cm" svg:x2="20.6cm" svg:y2="66.25cm">
            <text:p/>
          </draw:line>
          <draw:line draw:style-name="gr1" draw:text-style-name="P1" draw:layer="layout" svg:x1="1cm" svg:y1="57.25cm" svg:x2="1cm" svg:y2="66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nFan H</meta:initial-creator>
    <meta:creation-date>2010-02-13T13:45:24.87</meta:creation-date>
    <dc:date>2010-02-13T13:55:12.57</dc:date>
    <dc:creator>FanFan H</dc:creator>
    <meta:editing-duration>PT00H09M48S</meta:editing-duration>
    <meta:editing-cycles>1</meta:editing-cycles>
    <meta:document-statistic meta:object-count="450"/>
    <meta:generator>OpenOffice.org/3.1$Win32 OpenOffice.org_project/310m19$Build-9420</meta:generator>
  </office:meta>
</office:document-meta>
</file>